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onospace" svg:font-family="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e303d" officeooo:paragraph-rsid="000e303d"/>
    </style:style>
    <style:style style:name="P2" style:family="paragraph" style:parent-style-name="Standard" style:list-style-name="L1">
      <style:text-properties style:font-name="Liberation Sans" officeooo:paragraph-rsid="000e303d"/>
    </style:style>
    <style:style style:name="P3" style:family="paragraph" style:parent-style-name="Standard" style:list-style-name="L1">
      <style:text-properties officeooo:paragraph-rsid="000e303d"/>
    </style:style>
    <style:style style:name="P4" style:family="paragraph" style:parent-style-name="Standard" style:list-style-name="L1">
      <style:text-properties officeooo:rsid="000ea7bc" officeooo:paragraph-rsid="000ea7bc"/>
    </style:style>
    <style:style style:name="T1" style:family="text">
      <style:text-properties style:font-name="monospace" fo:font-size="12.3999996185303pt"/>
    </style:style>
    <style:style style:name="T2" style:family="text">
      <style:text-properties style:font-name="monospace" fo:font-size="12.3999996185303pt" officeooo:rsid="000e303d"/>
    </style:style>
    <style:style style:name="T3" style:family="text">
      <style:text-properties officeooo:rsid="000e303d"/>
    </style:style>
    <style:style style:name="T4" style:family="text">
      <style:text-properties style:font-name="Liberation Sans" officeooo:rsid="000e303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89282285" text:style-name="L1">
        <text:list-item>
          <text:p text:style-name="P3"><text:span text:style-name="T1">-.... .. ... / ... -.. . ...-/ ...------------/ -.-. .-.. .-... ... / .... .-... / ... -----. / ... -.-. .--. --. . / .-. . --.-..-. ... -... .-.-.-</text:span></text:p>
          <text:list>
            <text:list-item>
              <text:p text:style-name="P3"><text:span text:style-name="T2">Morse code to:</text:span></text:p>
            </text:list-item>
            <text:list-item>
              <text:p text:style-name="P4"><text:span text:style-name="T1">This one is probably double encrypted.</text:span></text:p>
              <text:p text:style-name="P1"><text:span text:style-name="T1"/></text:p>
            </text:list-item>
          </text:list>
        </text:list-item>
        <text:list-item>
          <text:p text:style-name="P2"><text:span text:style-name="T1">U28gdGhpcyBpcyBiYXNlNjQuIE5vdyBJIGtub3cu</text:span></text:p>
          <text:list>
            <text:list-item>
              <text:p text:style-name="P3"><text:span text:style-name="T2">Base64: </text:span><text:bookmark text:name="output"/><text:span text:style-name="T1">So this is base64. Now I know.</text:span></text:p>
            </text:list-item>
          </text:list>
        </text:list-item>
        <text:list-item>
          <text:p text:style-name="P3"><text:span text:style-name="T2">---Psuwb Ysm ----</text:span></text:p>
          <text:p text:style-name="P3"><text:span text:style-name="T2">W oa gc qzsjsf. Bc cbs qcizr dcggwpzm twuifs hvwg cih. ---Sbr Ysm ---</text:span></text:p>
          <text:list>
            <text:list-item>
              <text:p text:style-name="P3"><text:span text:style-name="T2">Keyed Caeser, shift 14: </text:span><text:bookmark text:name="caesar"/><text:span text:style-name="T1">I am so clever. No one could possibly figure this out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onospace" svg:font-family="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2-12T21:34:55.260421965</meta:creation-date>
    <dc:date>2020-12-12T22:14:45.169484337</dc:date>
    <meta:editing-duration>PT29M40S</meta:editing-duration>
    <meta:editing-cycles>1</meta:editing-cycles>
    <meta:document-statistic meta:table-count="0" meta:image-count="0" meta:object-count="0" meta:page-count="1" meta:paragraph-count="8" meta:word-count="96" meta:character-count="455" meta:non-whitespace-character-count="381"/>
    <meta:generator>LibreOffice/6.4.7.2$MacOSX_X86_64 LibreOffice_project/639b8ac485750d5696d7590a72ef1b496725cfb5</meta:generator>
  </office:meta>
</office:document-meta>
</file>